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style:text-position="-33% 58%" fo:font-size="15pt" style:font-size-asian="13pt" style:font-size-complex="15pt"/>
    </style:style>
    <style:style style:name="gr1" style:family="graphic">
      <style:graphic-properties draw:stroke="solid" draw:stroke-dash="Ultrafine_20_Dashed" svg:stroke-width="0.0201in" svg:stroke-color="#000000" draw:marker-start-width="0.1689in" draw:marker-end-width="0.1689in" draw:fill-color="#ffffff" draw:textarea-horizontal-align="justify" draw:textarea-vertical-align="middle" draw:auto-grow-height="false" fo:min-height="5.0016in" fo:min-width="4.9335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width="0.0201in" svg:stroke-color="#000000" draw:marker-start-width="0.1689in" draw:marker-end-width="0.1689in" draw:fill-color="#ffffff" draw:textarea-horizontal-align="justify" draw:textarea-vertical-align="middle" draw:auto-grow-height="false" fo:min-height="3.0598in" fo:min-width="3.1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Ultrafine_20_Dashed" svg:stroke-width="0.0201in" svg:stroke-color="#000000" draw:marker-start-width="0.1689in" draw:marker-end-width="0.1689in" draw:fill-color="#ffffff" draw:textarea-horizontal-align="justify" draw:textarea-vertical-align="middle" draw:auto-grow-height="false" fo:min-height="1.3709in" fo:min-width="1.3555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Ultrafine_20_Dashed"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7.0043in" svg:height="7.1004in" svg:x="1.1543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3" draw:text-style-name="P1" svg:width="1.9433in" svg:height="1.9657in" svg:x="3.7189in" svg:y="2.4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1" draw:style-name="gr4" draw:text-style-name="P2" svg:x1="4.6929in" svg:y1="3.3543in" svg:x2="5.5547in" svg:y2="2.9752in"><text:p/></draw:line><draw:frame text:anchor-type="paragraph" draw:z-index="4" draw:name="Shape1" draw:style-name="gr5" draw:text-style-name="P3" svg:width="0.2921in" svg:height="0.313in" svg:x="5.1189in" svg:y="3.1299in"><draw:text-box><text:p><text:span text:style-name="T1">r</text:span><text:span text:style-name="T2">a</text:span></text:p></draw:text-box></draw:frame><draw:custom-shape text:anchor-type="paragraph" draw:z-index="1" draw:name="Shape3" draw:style-name="gr2" draw:text-style-name="P1" svg:width="4.4378in" svg:height="4.3543in" svg:x="2.452in" svg:y="1.3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6" draw:text-style-name="P2" svg:x1="4.6929in" svg:y1="3.3543in" svg:x2="5.0874in" svg:y2="0.0516in"><text:p/></draw:line><draw:line text:anchor-type="paragraph" draw:z-index="6" draw:name="Shape2" draw:style-name="gr6" draw:text-style-name="P2" svg:x1="4.6929in" svg:y1="3.3543in" svg:x2="2.452in" svg:y2="3.6508in"><text:p/></draw:line><draw:frame text:anchor-type="paragraph" draw:z-index="7" draw:name="Shape1" draw:style-name="gr5" draw:text-style-name="P3" svg:width="0.2921in" svg:height="0.313in" svg:x="4.8965in" svg:y="1.8346in"><draw:text-box><text:p><text:span text:style-name="T1">r</text:span><text:span text:style-name="T2">b</text:span></text:p></draw:text-box></draw:frame><draw:frame text:anchor-type="paragraph" draw:z-index="8" draw:name="Shape1" draw:style-name="gr5" draw:text-style-name="P3" svg:width="0.2921in" svg:height="0.313in" svg:x="3.2374in" svg:y="3.5008in"><draw:text-box><text:p><text:span text:style-name="T1">r</text:span></text:p></draw:text-box></draw:frame><draw:line text:anchor-type="paragraph" draw:z-index="9" draw:name="Shape4" draw:style-name="gr7" draw:text-style-name="P4" svg:x1="8.1157in" svg:y1="3.1299in" svg:x2="8.6815in" svg:y2="3.1299in"><text:p/></draw:line><draw:line text:anchor-type="paragraph" draw:z-index="10" draw:name="Shape4" draw:style-name="gr7" draw:text-style-name="P4" svg:x1="8.6819in" svg:y1="3.2409in" svg:x2="8.6819in" svg:y2="3.1299in"><text:p/></draw:line><draw:line text:anchor-type="paragraph" draw:z-index="11" draw:name="Shape4" draw:style-name="gr7" draw:text-style-name="P4" svg:x1="8.4992in" svg:y1="3.239in" svg:x2="8.8567in" svg:y2="3.239in"><text:p/></draw:line><draw:line text:anchor-type="paragraph" draw:z-index="12" draw:name="Shape4" draw:style-name="gr7" draw:text-style-name="P4" svg:x1="8.4992in" svg:y1="3.239in" svg:x2="8.8567in" svg:y2="3.239in"><text:p/></draw:line><draw:line text:anchor-type="paragraph" draw:z-index="13" draw:name="Shape4" draw:style-name="gr7" draw:text-style-name="P4" svg:x1="8.5661in" svg:y1="3.3047in" svg:x2="8.7969in" svg:y2="3.3047in"><text:p/></draw:line><draw:line text:anchor-type="paragraph" draw:z-index="14" draw:name="Shape4" draw:style-name="gr7" draw:text-style-name="P4" svg:x1="8.6181in" svg:y1="3.361in" svg:x2="8.7591in" svg:y2="3.36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201in" draw:dots2="3" draw:dots2-length="0.1in" draw:distance="0.05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25:47.742729988</meta:creation-date>
    <dc:date>2017-11-28T11:45:02.667644528</dc:date>
    <meta:editing-duration>PT9M4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